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3mm"/>
    </style:style>
    <style:style style:name="co4" style:family="table-column">
      <style:table-column-properties fo:break-before="auto" style:column-width="67.26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19.97mm"/>
    </style:style>
    <style:style style:name="co8" style:family="table-column">
      <style:table-column-properties fo:break-before="auto" style:column-width="20.5mm"/>
    </style:style>
    <style:style style:name="co9" style:family="table-column">
      <style:table-column-properties fo:break-before="auto" style:column-width="82.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table table:name="Deud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Deuda</text:p>
          </table:table-cell>
          <table:table-cell office:value-type="string" calcext:value-type="string">
            <text:p>Alcalde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Álvarez del Manzano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Álvarez del Manzano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Álvarez del Manzano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Álvarez del Manzano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Gallardón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Gallardón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Gallardón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Gallardón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6682" calcext:value-type="float">
            <text:p>6682</text:p>
          </table:table-cell>
          <table:table-cell office:value-type="string" calcext:value-type="string">
            <text:p>Gallardón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Gallardón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6453" calcext:value-type="float">
            <text:p>6453</text:p>
          </table:table-cell>
          <table:table-cell office:value-type="string" calcext:value-type="string">
            <text:p>Gallardón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6674" calcext:value-type="float">
            <text:p>6674</text:p>
          </table:table-cell>
          <table:table-cell office:value-type="string" calcext:value-type="string">
            <text:p>Gallardón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7733" calcext:value-type="float">
            <text:p>7733</text:p>
          </table:table-cell>
          <table:table-cell office:value-type="string" calcext:value-type="string">
            <text:p>Botella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7036" calcext:value-type="float">
            <text:p>7036</text:p>
          </table:table-cell>
          <table:table-cell office:value-type="string" calcext:value-type="string">
            <text:p>Botella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5936" calcext:value-type="float">
            <text:p>5936</text:p>
          </table:table-cell>
          <table:table-cell office:value-type="string" calcext:value-type="string">
            <text:p>Botella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4767" calcext:value-type="float">
            <text:p>4767</text:p>
          </table:table-cell>
          <table:table-cell office:value-type="string" calcext:value-type="string">
            <text:p>Botella</text:p>
          </table:table-cell>
        </table:table-row>
      </table:table>
      <table:table table:name="Acreedores" table:style-name="ta1" table:print="false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reedor</text:p>
          </table:table-cell>
          <table:table-cell office:value-type="string" calcext:value-type="string">
            <text:p>Cantidad</text:p>
          </table:table-cell>
        </table:table-row>
        <table:table-row table:style-name="ro2">
          <table:table-cell office:value-type="string" calcext:value-type="string">
            <text:p>Administración central</text:p>
          </table:table-cell>
          <table:table-cell office:value-type="float" office:value="1351" calcext:value-type="float">
            <text:p>1351</text:p>
          </table:table-cell>
        </table:table-row>
        <table:table-row table:style-name="ro2">
          <table:table-cell office:value-type="string" calcext:value-type="string">
            <text:p>Instituciones Financieras residentes</text:p>
          </table:table-cell>
          <table:table-cell office:value-type="float" office:value="3090" calcext:value-type="float">
            <text:p>3090</text:p>
          </table:table-cell>
        </table:table-row>
        <table:table-row table:style-name="ro2">
          <table:table-cell office:value-type="string" calcext:value-type="string">
            <text:p>Instituciones Financieras extranjeras</text:p>
          </table:table-cell>
          <table:table-cell office:value-type="float" office:value="1585" calcext:value-type="float">
            <text:p>1585</text:p>
          </table:table-cell>
        </table:table-row>
        <table:table-row table:style-name="ro2">
          <table:table-cell office:value-type="string" calcext:value-type="string">
            <text:p>Valores distintos acciones</text:p>
          </table:table-cell>
          <table:table-cell office:value-type="float" office:value="1010" calcext:value-type="float">
            <text:p>1010</text:p>
          </table:table-cell>
        </table:table-row>
      </table:table>
      <table:table table:name="Infraestructura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Infraestructura</text:p>
          </table:table-cell>
          <table:table-cell office:value-type="string" calcext:value-type="string">
            <text:p>Presupuesto inicial</text:p>
          </table:table-cell>
          <table:table-cell office:value-type="string" calcext:value-type="string">
            <text:p>Coste final</text:p>
          </table:table-cell>
          <table:table-cell office:value-type="string" calcext:value-type="string">
            <text:p>Desviación</text:p>
          </table:table-cell>
        </table:table-row>
        <table:table-row table:style-name="ro2">
          <table:table-cell office:value-type="string" calcext:value-type="string">
            <text:p>M30</text:p>
          </table:table-cell>
          <table:table-cell office:value-type="float" office:value="1700" calcext:value-type="float">
            <text:p>1700</text:p>
          </table:table-cell>
          <table:table-cell office:value-type="float" office:value="10406" calcext:value-type="float">
            <text:p>10406</text:p>
          </table:table-cell>
          <table:table-cell office:value-type="float" office:value="8706" calcext:value-type="float">
            <text:p>8706</text:p>
          </table:table-cell>
        </table:table-row>
        <table:table-row table:style-name="ro2">
          <table:table-cell office:value-type="string" calcext:value-type="string">
            <text:p>Palacio de Cibeles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120+328</text:p>
          </table:table-cell>
          <table:table-cell office:value-type="float" office:value="408" calcext:value-type="float">
            <text:p>408</text:p>
          </table:table-cell>
        </table:table-row>
        <table:table-row table:style-name="ro2">
          <table:table-cell office:value-type="string" calcext:value-type="string">
            <text:p>Centro Acuático</text:p>
          </table:table-cell>
          <table:table-cell/>
          <table:table-cell table:number-columns-repeated="2" office:value-type="float" office:value="54.5" calcext:value-type="float">
            <text:p>54,5</text:p>
          </table:table-cell>
        </table:table-row>
        <table:table-row table:style-name="ro2">
          <table:table-cell office:value-type="string" calcext:value-type="string">
            <text:p>Caja Mágica</text:p>
          </table:table-cell>
          <table:table-cell office:value-type="float" office:value="140" calcext:value-type="float">
            <text:p>140</text:p>
          </table:table-cell>
          <table:table-cell office:value-type="float" office:value="294" calcext:value-type="float">
            <text:p>294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1880" calcext:value-type="float">
            <text:p>1880</text:p>
          </table:table-cell>
          <table:table-cell office:value-type="float" office:value="11202.5" calcext:value-type="float">
            <text:p>11202,5</text:p>
          </table:table-cell>
          <table:table-cell office:value-type="float" office:value="9322.5" calcext:value-type="float">
            <text:p>9322,5</text:p>
          </table:table-cell>
        </table:table-row>
      </table:table>
      <table:table table:name="Sobrecoste mantenimiento M30" table:style-name="ta1">
        <table:table-column table:style-name="co9" table:default-cell-style-name="Default"/>
        <table:table-column table:style-name="co2" table:number-columns-repeated="9" table:default-cell-style-name="Default"/>
        <table:table-row table:style-name="ro2">
          <table:table-cell/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Impuesto de sociedad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98843" calcext:value-type="float">
            <text:p>11198843</text:p>
          </table:table-cell>
          <table:table-cell office:value-type="float" office:value="13659472" calcext:value-type="float">
            <text:p>13659472</text:p>
          </table:table-cell>
          <table:table-cell office:value-type="float" office:value="18246201" calcext:value-type="float">
            <text:p>18246201</text:p>
          </table:table-cell>
          <table:table-cell office:value-type="float" office:value="-9861018" calcext:value-type="float">
            <text:p>-9861018</text:p>
          </table:table-cell>
          <table:table-cell office:value-type="float" office:value="23432064" calcext:value-type="float">
            <text:p>23432064</text:p>
          </table:table-cell>
          <table:table-cell office:value-type="float" office:value="25299005" calcext:value-type="float">
            <text:p>25299005</text:p>
          </table:table-cell>
          <table:table-cell office:value-type="float" office:value="24306637" calcext:value-type="float">
            <text:p>24306637</text:p>
          </table:table-cell>
        </table:table-row>
        <table:table-row table:style-name="ro2">
          <table:table-cell office:value-type="string" calcext:value-type="string">
            <text:p>IVA repercutido</text:p>
          </table:table-cell>
          <table:table-cell office:value-type="float" office:value="7377032" calcext:value-type="float">
            <text:p>7377032</text:p>
          </table:table-cell>
          <table:table-cell office:value-type="float" office:value="30113328" calcext:value-type="float">
            <text:p>30113328</text:p>
          </table:table-cell>
          <table:table-cell office:value-type="float" office:value="46892546" calcext:value-type="float">
            <text:p>46892546</text:p>
          </table:table-cell>
          <table:table-cell office:value-type="float" office:value="47549388" calcext:value-type="float">
            <text:p>47549388</text:p>
          </table:table-cell>
          <table:table-cell office:value-type="float" office:value="50995359" calcext:value-type="float">
            <text:p>50995359</text:p>
          </table:table-cell>
          <table:table-cell office:value-type="float" office:value="37610626" calcext:value-type="float">
            <text:p>37610626</text:p>
          </table:table-cell>
          <table:table-cell office:value-type="float" office:value="21147131" calcext:value-type="float">
            <text:p>21147131</text:p>
          </table:table-cell>
          <table:table-cell office:value-type="float" office:value="23725377" calcext:value-type="float">
            <text:p>23725377</text:p>
          </table:table-cell>
          <table:table-cell office:value-type="float" office:value="24371737" calcext:value-type="float">
            <text:p>24371737</text:p>
          </table:table-cell>
        </table:table-row>
        <table:table-row table:style-name="ro2">
          <table:table-cell office:value-type="string" calcext:value-type="string">
            <text:p>Intereses préstamo subordinado</text:p>
          </table:table-cell>
          <table:table-cell office:value-type="float" office:value="406304" calcext:value-type="float">
            <text:p>406304</text:p>
          </table:table-cell>
          <table:table-cell office:value-type="float" office:value="7286835" calcext:value-type="float">
            <text:p>7286835</text:p>
          </table:table-cell>
          <table:table-cell office:value-type="float" office:value="11401408" calcext:value-type="float">
            <text:p>11401408</text:p>
          </table:table-cell>
          <table:table-cell office:value-type="float" office:value="10107965" calcext:value-type="float">
            <text:p>10107965</text:p>
          </table:table-cell>
          <table:table-cell office:value-type="float" office:value="8677622" calcext:value-type="float">
            <text:p>8677622</text:p>
          </table:table-cell>
          <table:table-cell office:value-type="float" office:value="8351121" calcext:value-type="float">
            <text:p>8351121</text:p>
          </table:table-cell>
          <table:table-cell office:value-type="float" office:value="7008681" calcext:value-type="float">
            <text:p>7008681</text:p>
          </table:table-cell>
          <table:table-cell office:value-type="float" office:value="6970486" calcext:value-type="float">
            <text:p>6970486</text:p>
          </table:table-cell>
          <table:table-cell office:value-type="float" office:value="6221019" calcext:value-type="float">
            <text:p>6221019</text:p>
          </table:table-cell>
        </table:table-row>
        <table:table-row table:style-name="ro2">
          <table:table-cell office:value-type="string" calcext:value-type="string">
            <text:p>Dividendos a socios privado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36978" calcext:value-type="float">
            <text:p>5736978</text:p>
          </table:table-cell>
          <table:table-cell office:value-type="float" office:value="7663404" calcext:value-type="float">
            <text:p>7663404</text:p>
          </table:table-cell>
          <table:table-cell office:value-type="float" office:value="0" calcext:value-type="float">
            <text:p>0</text:p>
          </table:table-cell>
          <table:table-cell office:value-type="float" office:value="8535792" calcext:value-type="float">
            <text:p>8535792</text:p>
          </table:table-cell>
          <table:table-cell office:value-type="float" office:value="8791912" calcext:value-type="float">
            <text:p>8791912</text:p>
          </table:table-cell>
          <table:table-cell office:value-type="float" office:value="9076040" calcext:value-type="float">
            <text:p>9076040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2"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14:25:12.183047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19S</meta:editing-duration>
    <meta:editing-cycles>7</meta:editing-cycles>
    <meta:generator>LibreOffice/5.0.5.2$Linux_X86_64 LibreOffice_project/00m0$Build-2</meta:generator>
    <dc:date>2016-04-12T14:28:19.300780171</dc:date>
    <meta:document-statistic meta:table-count="4" meta:cell-count="133" meta:object-count="0"/>
    <meta:user-defined meta:name="Info 1"/>
    <meta:user-defined meta:name="Info 2"/>
    <meta:user-defined meta:name="Info 3"/>
    <meta:user-defined meta:name="Info 4"/>
  </office:meta>
</office:document-meta>
</file>